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outline1">
      <style:graphic-properties fo:min-height="4.10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4.356cm" svg:x="1.4cm" svg:y="3.685cm" presentation:class="outline">
          <draw:text-box>
            <text:list text:style-name="L1">
              <text:list-item>
                <text:p>Aa</text:p>
                <text:list>
                  <text:list-item>
                    <text:p>Bb</text:p>
                    <text:list>
                      <text:list-item>
                        <text:p>c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4T00:54:56.587000000</meta:creation-date>
    <dc:date>2025-02-25T12:18:17.339407674</dc:date>
    <meta:editing-duration>PT3M48S</meta:editing-duration>
    <meta:editing-cycles>2</meta:editing-cycles>
    <meta:generator>LibreOfficeDev/25.8.0.0.alpha0$Linux_X86_64 LibreOffice_project/bf4fe0c2ba1d0a44cc07c6afba6d56b8adf8af50</meta:generator>
    <meta:document-statistic meta:object-count="24"/>
  </office:meta>
</office:document-meta>
</file>